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900000039B1D6E43545D6949A.png" manifest:media-type="image/png"/>
  <manifest:file-entry manifest:full-path="Pictures/1000085B000005E4000005E4844A8E2E33AEC831.svg" manifest:media-type="image/svg+xml"/>
  <manifest:file-entry manifest:full-path="Pictures/10000001000001D0000002D1465541A36236CBDF.png" manifest:media-type="image/png"/>
  <manifest:file-entry manifest:full-path="Pictures/10000001000002D1000001914F54B0D87D6FE111.png" manifest:media-type="image/png"/>
  <manifest:file-entry manifest:full-path="Pictures/1000B01000002FF500004A84D192B29E22F9ABC9.svg" manifest:media-type="image/svg+xml"/>
  <manifest:file-entry manifest:full-path="Pictures/1000127800004A840000297264B45F5DAE485041.svg" manifest:media-type="image/svg+xml"/>
  <manifest:file-entry manifest:full-path="Pictures/1000000100000240000002D13BC1AE575540A1A4.png" manifest:media-type="image/png"/>
  <manifest:file-entry manifest:full-path="Pictures/100015C800003B8800004A8496600797FEC280B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JP" svg:font-family="'Source Han Sans JP'" style:font-family-generic="swiss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956cm" fo:min-width="2.611cm"/>
      <style:paragraph-properties style:writing-mode="lr-tb"/>
    </style:style>
    <style:style style:name="gr4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956cm" fo:min-width="3.869cm"/>
      <style:paragraph-properties style:writing-mode="lr-tb"/>
    </style:style>
    <style:style style:name="gr5" style:family="graphic" style:parent-style-name="objectwithoutfill">
      <style:graphic-properties svg:stroke-width="0.106cm" svg:stroke-color="#666666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956cm" fo:min-width="3.246cm"/>
      <style:paragraph-properties style:writing-mode="lr-tb"/>
    </style:style>
    <style:style style:name="gr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956cm" fo:min-width="6.281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0.298cm"/>
      <style:paragraph-properties style:writing-mode="lr-tb"/>
    </style:style>
    <style:style style:name="gr10" style:family="graphic" style:parent-style-name="standard">
      <style:graphic-properties svg:stroke-width="0.106cm" svg:stroke-color="#158466" draw:marker-start-width="0.358cm" draw:marker-end-width="0.358cm" draw:fill="none" draw:textarea-vertical-align="middle" draw:auto-grow-height="false" fo:min-height="4.152cm" fo:min-width="0cm" fo:padding-top="0.177cm" fo:padding-bottom="0.177cm" fo:padding-left="0.302cm" fo:padding-right="0.302cm" fo:wrap-option="wrap"/>
    </style:style>
    <style:style style:name="gr11" style:family="graphic" style:parent-style-name="standard">
      <style:graphic-properties draw:stroke="none" draw:fill="none" fo:min-height="0.921cm"/>
      <style:paragraph-properties style:writing-mode="lr-tb"/>
    </style:style>
    <style:style style:name="gr12" style:family="graphic" style:parent-style-name="standard">
      <style:graphic-properties svg:stroke-width="0.106cm" svg:stroke-color="#2a6099" draw:marker-start-width="0.358cm" draw:marker-end-width="0.358cm" draw:fill="none" draw:textarea-vertical-align="middle" draw:auto-grow-height="false" fo:min-height="7.618cm" fo:min-width="0cm" fo:padding-top="0.177cm" fo:padding-bottom="0.177cm" fo:padding-left="0.302cm" fo:padding-right="0.302cm" fo:wrap-option="wrap"/>
    </style:style>
    <style:style style:name="gr13" style:family="graphic" style:parent-style-name="standard">
      <style:graphic-properties draw:stroke="none" draw:fill="none" fo:min-height="0.027cm"/>
      <style:paragraph-properties style:writing-mode="lr-tb"/>
    </style:style>
    <style:style style:name="gr14" style:family="graphic" style:parent-style-name="standard">
      <style:graphic-properties svg:stroke-width="0.106cm" svg:stroke-color="#d62e4e" draw:marker-start-width="0.358cm" draw:marker-end-width="0.358cm" draw:fill="none" draw:textarea-vertical-align="middle" draw:auto-grow-height="false" fo:min-height="2.68cm" fo:min-width="0cm" fo:padding-top="0.177cm" fo:padding-bottom="0.177cm" fo:padding-left="0.302cm" fo:padding-right="0.302cm" fo:wrap-option="wrap"/>
    </style:style>
    <style:style style:name="gr15" style:family="graphic" style:parent-style-name="standard">
      <style:graphic-properties svg:stroke-width="0.106cm" svg:stroke-color="#ff860d" draw:marker-start-width="0.358cm" draw:marker-end-width="0.358cm" draw:fill="none" draw:textarea-vertical-align="middle" draw:auto-grow-height="false" fo:min-height="1.595cm" fo:min-width="0cm" fo:padding-top="0.177cm" fo:padding-bottom="0.177cm" fo:padding-left="0.302cm" fo:padding-right="0.302cm" fo:wrap-option="wrap"/>
    </style:style>
    <style:style style:name="gr16" style:family="graphic" style:parent-style-name="standard">
      <style:graphic-properties draw:stroke="none" draw:fill="none" fo:min-height="0.275cm"/>
      <style:paragraph-properties style:writing-mode="lr-tb"/>
    </style:style>
    <style:style style:name="gr17" style:family="graphic" style:parent-style-name="standard">
      <style:graphic-properties draw:stroke="none" draw:fill="none" fo:min-height="0.412cm"/>
      <style:paragraph-properties style:writing-mode="lr-tb"/>
    </style:style>
    <style:style style:name="gr18" style:family="graphic" style:parent-style-name="standard">
      <style:graphic-properties svg:stroke-width="0.106cm" svg:stroke-color="#ff860d" draw:marker-start-width="0.358cm" draw:marker-end-width="0.358cm" draw:fill="none" draw:textarea-vertical-align="middle" draw:auto-grow-height="false" fo:min-height="0.878cm" fo:min-width="0cm" fo:padding-top="0.177cm" fo:padding-bottom="0.177cm" fo:padding-left="0.302cm" fo:padding-right="0.302cm" fo:wrap-option="wrap"/>
    </style:style>
    <style:style style:name="gr19" style:family="graphic" style:parent-style-name="standard">
      <style:graphic-properties draw:stroke="none" draw:fill="none" fo:min-height="1.082cm"/>
      <style:paragraph-properties style:writing-mode="lr-tb"/>
    </style:style>
    <style:style style:name="gr20" style:family="graphic" style:parent-style-name="standard">
      <style:graphic-properties svg:stroke-width="0.106cm" svg:stroke-color="#d62e4e" draw:marker-start-width="0.358cm" draw:marker-end-width="0.358cm" draw:fill="none" draw:textarea-vertical-align="middle" draw:auto-grow-height="false" fo:min-height="1.424cm" fo:min-width="0cm" fo:padding-top="0.177cm" fo:padding-bottom="0.177cm" fo:padding-left="0.302cm" fo:padding-right="0.302cm" fo:wrap-option="wrap"/>
    </style:style>
    <style:style style:name="gr21" style:family="graphic" style:parent-style-name="standard">
      <style:graphic-properties svg:stroke-width="0.106cm" svg:stroke-color="#800080" draw:marker-start-width="0.358cm" draw:marker-end-width="0.358cm" draw:fill="none" draw:textarea-vertical-align="middle" draw:auto-grow-height="false" fo:min-height="3.391cm" fo:min-width="0cm" fo:padding-top="0.177cm" fo:padding-bottom="0.177cm" fo:padding-left="0.302cm" fo:padding-right="0.302cm" fo:wrap-option="wrap"/>
    </style:style>
    <style:style style:name="gr22" style:family="graphic" style:parent-style-name="standard">
      <style:graphic-properties draw:stroke="none" draw:fill="none" fo:min-height="0.697cm"/>
      <style:paragraph-properties style:writing-mode="lr-tb"/>
    </style:style>
    <style:style style:name="gr23" style:family="graphic" style:parent-style-name="objectwithoutfill">
      <style:graphic-properties svg:stroke-width="0.106cm" svg:stroke-color="#80008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2a6099" draw:marker-start-width="0.358cm" draw:marker-end-width="0.358cm" draw:fill="none" draw:textarea-vertical-align="middle" draw:auto-grow-height="false" fo:min-height="1.132cm" fo:min-width="0cm" fo:padding-top="0.177cm" fo:padding-bottom="0.177cm" fo:padding-left="0.302cm" fo:padding-right="0.302cm" fo:wrap-option="wrap"/>
    </style:style>
    <style:style style:name="gr25" style:family="graphic" style:parent-style-name="standard">
      <style:graphic-properties svg:stroke-width="0.106cm" svg:stroke-color="#158466" draw:marker-start-width="0.358cm" draw:marker-end-width="0.358cm" draw:fill="none" draw:textarea-vertical-align="middle" draw:auto-grow-height="false" fo:min-height="2.281cm" fo:min-width="0cm" fo:padding-top="0.177cm" fo:padding-bottom="0.177cm" fo:padding-left="0.302cm" fo:padding-right="0.302cm" fo:wrap-option="wrap"/>
    </style:style>
    <style:style style:name="gr26" style:family="graphic" style:parent-style-name="standard">
      <style:graphic-properties svg:stroke-width="0.106cm" svg:stroke-color="#729fcf" draw:marker-start-width="0.358cm" draw:marker-end-width="0.358cm" draw:fill="none" draw:textarea-vertical-align="middle" draw:auto-grow-height="false" fo:min-height="0.369cm" fo:min-width="0cm" fo:padding-top="0.177cm" fo:padding-bottom="0.177cm" fo:padding-left="0.302cm" fo:padding-right="0.302cm" fo:wrap-option="wrap"/>
    </style:style>
    <style:style style:name="gr27" style:family="graphic" style:parent-style-name="standard">
      <style:graphic-properties draw:stroke="none" draw:fill="none" fo:min-height="1.839cm"/>
      <style:paragraph-properties style:writing-mode="lr-tb"/>
    </style:style>
    <style:style style:name="gr28" style:family="graphic" style:parent-style-name="objectwithoutfill">
      <style:graphic-properties svg:stroke-width="0.106cm" svg:stroke-color="#00a933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00a933" draw:marker-start-width="0.358cm" draw:marker-end-width="0.358cm" draw:fill="none" draw:textarea-vertical-align="middle" draw:auto-grow-height="false" fo:min-height="0.219cm" fo:min-width="0cm" fo:padding-top="0.177cm" fo:padding-bottom="0.177cm" fo:padding-left="0.302cm" fo:padding-right="0.302cm" fo:wrap-option="wrap"/>
    </style:style>
    <style:style style:name="gr30" style:family="graphic" style:parent-style-name="standard">
      <style:graphic-properties svg:stroke-width="0.106cm" svg:stroke-color="#ffbf00" draw:marker-start-width="0.358cm" draw:marker-end-width="0.358cm" draw:fill="none" draw:textarea-vertical-align="middle" draw:auto-grow-height="false" fo:min-height="1.191cm" fo:min-width="0cm" fo:padding-top="0.177cm" fo:padding-bottom="0.177cm" fo:padding-left="0.302cm" fo:padding-right="0.302cm" fo:wrap-option="wrap"/>
    </style:style>
    <style:style style:name="gr31" style:family="graphic" style:parent-style-name="standard">
      <style:graphic-properties draw:stroke="none" draw:fill="none" fo:min-height="0.629cm"/>
      <style:paragraph-properties style:writing-mode="lr-tb"/>
    </style:style>
    <style:style style:name="gr32" style:family="graphic" style:parent-style-name="objectwithoutfill">
      <style:graphic-properties svg:stroke-width="0.106cm" svg:stroke-color="#ffbf0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svg:stroke-color="#55308d" draw:marker-start-width="0.358cm" draw:marker-end-width="0.358cm" draw:fill="none" draw:textarea-vertical-align="middle" draw:auto-grow-height="false" fo:min-height="1.803cm" fo:min-width="0cm" fo:padding-top="0.177cm" fo:padding-bottom="0.177cm" fo:padding-left="0.302cm" fo:padding-right="0.302cm" fo:wrap-option="wrap"/>
    </style:style>
    <style:style style:name="gr34" style:family="graphic" style:parent-style-name="standard">
      <style:graphic-properties svg:stroke-width="0.106cm" svg:stroke-color="#ff7b59" draw:marker-start-width="0.358cm" draw:marker-end-width="0.358cm" draw:fill="none" draw:textarea-vertical-align="middle" draw:auto-grow-height="false" fo:min-height="5.967cm" fo:min-width="0cm" fo:padding-top="0.177cm" fo:padding-bottom="0.177cm" fo:padding-left="0.302cm" fo:padding-right="0.302cm" fo:wrap-option="wrap"/>
    </style:style>
    <style:style style:name="gr35" style:family="graphic" style:parent-style-name="standard">
      <style:graphic-properties svg:stroke-width="0.106cm" svg:stroke-color="#acb20c" draw:marker-start-width="0.358cm" draw:marker-end-width="0.358cm" draw:fill="none" draw:textarea-vertical-align="middle" draw:auto-grow-height="false" fo:min-height="0.994cm" fo:min-width="0cm" fo:padding-top="0.177cm" fo:padding-bottom="0.177cm" fo:padding-left="0.302cm" fo:padding-right="0.302cm" fo:wrap-option="wrap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Source Han Sans JP" style:font-name-asian="Source Han Sans JP"/>
    </style:style>
    <style:style style:name="P3" style:family="paragraph">
      <loext:graphic-properties draw:fill="none"/>
      <style:paragraph-properties fo:text-align="center" style:writing-mode="lr-tb"/>
      <style:text-properties style:font-name="Source Han Sans JP" style:font-name-asian="Source Han Sans JP"/>
    </style:style>
    <style:style style:name="P4" style:family="paragraph">
      <style:paragraph-properties fo:text-align="center" style:writing-mode="lr-tb"/>
      <style:text-properties fo:color="#3465a4" loext:opacity="100%" style:font-name="Source Han Sans JP" style:text-underline-style="solid" style:text-underline-width="auto" style:text-underline-color="font-color" style:font-name-asian="Source Han Sans JP"/>
    </style:style>
    <style:style style:name="P5" style:family="paragraph">
      <loext:graphic-properties draw:fill="none"/>
      <style:paragraph-properties fo:text-align="center" style:writing-mode="lr-tb"/>
      <style:text-properties fo:color="#3465a4" loext:opacity="100%" loext:color-lum-mod="100%" loext:color-lum-off="0%" style:font-name="Source Han Sans JP" style:text-underline-style="solid" style:text-underline-width="auto" style:text-underline-color="font-color" style:font-name-asian="Source Han Sans JP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fo:color="#158466" loext:opacity="100%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  <style:text-properties fo:color="#158466" loext:opacity="100%" loext:color-lum-mod="100%" loext:color-lum-off="0%" fo:font-weight="bold" style:font-weight-asian="bold" style:font-weight-complex="bold"/>
    </style:style>
    <style:style style:name="P11" style:family="paragraph">
      <style:paragraph-properties fo:text-align="center"/>
      <style:text-properties fo:color="#2a6099" loext:opacity="100%"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  <style:text-properties fo:color="#2a6099" loext:opacity="100%" loext:color-lum-mod="100%" loext:color-lum-off="0%" fo:font-weight="bold" style:font-weight-asian="bold" style:font-weight-complex="bold"/>
    </style:style>
    <style:style style:name="P13" style:family="paragraph">
      <style:paragraph-properties fo:text-align="center"/>
      <style:text-properties fo:color="#d62e4e" loext:opacity="100%" fo:font-weight="bold" style:font-weight-asian="bold" style:font-weight-complex="bold"/>
    </style:style>
    <style:style style:name="P14" style:family="paragraph">
      <loext:graphic-properties draw:fill="none"/>
      <style:text-properties fo:color="#d62e4e" loext:opacity="100%" loext:color-lum-mod="100%" loext:color-lum-off="0%" fo:font-weight="bold" style:font-weight-asian="bold" style:font-weight-complex="bold"/>
    </style:style>
    <style:style style:name="P15" style:family="paragraph">
      <style:paragraph-properties fo:text-align="center"/>
      <style:text-properties fo:color="#ff860d" loext:opacity="100%" fo:font-weight="bold" style:font-weight-asian="bold" style:font-weight-complex="bold"/>
    </style:style>
    <style:style style:name="P16" style:family="paragraph">
      <loext:graphic-properties draw:fill="none"/>
      <style:paragraph-properties fo:text-align="center"/>
      <style:text-properties fo:color="#ff860d" loext:opacity="100%" loext:color-lum-mod="100%" loext:color-lum-off="0%" fo:font-weight="bold" style:font-weight-asian="bold" style:font-weight-complex="bold"/>
    </style:style>
    <style:style style:name="P17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loext:graphic-properties draw:fill="none"/>
      <style:paragraph-properties fo:text-align="center"/>
      <style:text-properties fo:color="#d62e4e" loext:opacity="100%" loext:color-lum-mod="100%" loext:color-lum-off="0%" fo:font-weight="bold" style:font-weight-asian="bold" style:font-weight-complex="bold"/>
    </style:style>
    <style:style style:name="P20" style:family="paragraph">
      <loext:graphic-properties draw:fill="none"/>
      <style:paragraph-properties fo:text-align="center"/>
      <style:text-properties fo:color="#800080" loext:opacity="100%" loext:color-lum-mod="100%" loext:color-lum-off="0%"/>
    </style:style>
    <style:style style:name="P21" style:family="paragraph">
      <style:paragraph-properties fo:text-align="center"/>
      <style:text-properties fo:color="#800080" loext:opacity="100%" fo:font-weight="bold" style:font-weight-asian="bold" style:font-weight-complex="bold"/>
    </style:style>
    <style:style style:name="P22" style:family="paragraph">
      <loext:graphic-properties draw:fill="none"/>
      <style:paragraph-properties fo:text-align="center"/>
      <style:text-properties fo:color="#800080" loext:opacity="100%" loext:color-lum-mod="100%" loext:color-lum-off="0%" fo:font-weight="bold" style:font-weight-asian="bold" style:font-weight-complex="bold"/>
    </style:style>
    <style:style style:name="P23" style:family="paragraph">
      <style:paragraph-properties fo:text-align="center"/>
      <style:text-properties fo:color="#729fcf" loext:opacity="100%" fo:font-weight="bold" style:font-weight-asian="bold" style:font-weight-complex="bold"/>
    </style:style>
    <style:style style:name="P24" style:family="paragraph">
      <loext:graphic-properties draw:fill="none"/>
      <style:paragraph-properties fo:text-align="center"/>
      <style:text-properties fo:color="#729fcf" loext:opacity="100%" loext:color-lum-mod="100%" loext:color-lum-off="0%" fo:font-weight="bold" style:font-weight-asian="bold" style:font-weight-complex="bold"/>
    </style:style>
    <style:style style:name="P25" style:family="paragraph">
      <loext:graphic-properties draw:fill="none"/>
      <style:paragraph-properties fo:text-align="center"/>
      <style:text-properties fo:color="#00a933" loext:opacity="100%" loext:color-lum-mod="100%" loext:color-lum-off="0%"/>
    </style:style>
    <style:style style:name="P26" style:family="paragraph">
      <style:paragraph-properties fo:text-align="center"/>
      <style:text-properties fo:color="#00a933" loext:opacity="100%" fo:font-weight="bold" style:font-weight-asian="bold" style:font-weight-complex="bold"/>
    </style:style>
    <style:style style:name="P27" style:family="paragraph">
      <loext:graphic-properties draw:fill="none"/>
      <style:paragraph-properties fo:text-align="center"/>
      <style:text-properties fo:color="#00a933" loext:opacity="100%" loext:color-lum-mod="100%" loext:color-lum-off="0%" fo:font-weight="bold" style:font-weight-asian="bold" style:font-weight-complex="bold"/>
    </style:style>
    <style:style style:name="P28" style:family="paragraph">
      <style:paragraph-properties fo:text-align="center"/>
      <style:text-properties fo:color="#ffbf00" loext:opacity="100%" fo:font-weight="bold" style:font-weight-asian="bold" style:font-weight-complex="bold"/>
    </style:style>
    <style:style style:name="P29" style:family="paragraph">
      <loext:graphic-properties draw:fill="none"/>
      <style:paragraph-properties fo:text-align="center"/>
      <style:text-properties fo:color="#ffbf00" loext:opacity="100%" loext:color-lum-mod="100%" loext:color-lum-off="0%" fo:font-weight="bold" style:font-weight-asian="bold" style:font-weight-complex="bold"/>
    </style:style>
    <style:style style:name="P30" style:family="paragraph">
      <style:paragraph-properties fo:text-align="center"/>
      <style:text-properties fo:color="#55308d" loext:opacity="100%" fo:font-weight="bold" style:font-weight-asian="bold" style:font-weight-complex="bold"/>
    </style:style>
    <style:style style:name="P31" style:family="paragraph">
      <loext:graphic-properties draw:fill="none"/>
      <style:paragraph-properties fo:text-align="center"/>
      <style:text-properties fo:color="#55308d" loext:opacity="100%" loext:color-lum-mod="100%" loext:color-lum-off="0%" fo:font-weight="bold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color="#ff7b59" loext:opacity="100%" loext:color-lum-mod="100%" loext:color-lum-off="0%"/>
    </style:style>
    <style:style style:name="P33" style:family="paragraph">
      <style:paragraph-properties fo:text-align="center"/>
      <style:text-properties fo:color="#ff7b59" loext:opacity="100%" fo:font-weight="bold" style:font-weight-asian="bold" style:font-weight-complex="bold"/>
    </style:style>
    <style:style style:name="P34" style:family="paragraph">
      <loext:graphic-properties draw:fill="none"/>
      <style:paragraph-properties fo:text-align="center"/>
      <style:text-properties fo:color="#ff7b59" loext:opacity="100%" loext:color-lum-mod="100%" loext:color-lum-off="0%" fo:font-weight="bold" style:font-weight-asian="bold" style:font-weight-complex="bold"/>
    </style:style>
    <style:style style:name="P35" style:family="paragraph">
      <style:paragraph-properties fo:text-align="center"/>
      <style:text-properties fo:color="#acb20c" loext:opacity="100%" fo:font-weight="bold" style:font-weight-asian="bold" style:font-weight-complex="bold"/>
    </style:style>
    <style:style style:name="P36" style:family="paragraph">
      <loext:graphic-properties draw:fill="none"/>
      <style:paragraph-properties fo:text-align="center"/>
      <style:text-properties fo:color="#acb20c" loext:opacity="100%" loext:color-lum-mod="100%" loext:color-lum-off="0%" fo:font-weight="bold" style:font-weight-asian="bold" style:font-weight-complex="bold"/>
    </style:style>
    <style:style style:name="T1" style:family="text">
      <style:text-properties style:font-name="Source Han Sans JP" style:font-name-asian="Source Han Sans JP"/>
    </style:style>
    <style:style style:name="T2" style:family="text">
      <style:text-properties fo:color="#3465a4" loext:opacity="100%" style:font-name="Source Han Sans JP" style:text-underline-style="solid" style:text-underline-width="auto" style:text-underline-color="font-color" style:font-name-asian="Source Han Sans JP"/>
    </style:style>
    <style:style style:name="T3" style:family="text">
      <style:text-properties fo:color="#c9211e" loext:opacity="100%" style:font-name="Source Han Sans JP" fo:font-size="32pt" fo:font-weight="bold" style:font-name-asian="Source Han Sans JP" style:font-size-asian="32pt" style:font-weight-asian="bold" style:font-size-complex="32pt" style:font-weight-complex="bold"/>
    </style:style>
    <style:style style:name="T4" style:family="text">
      <style:text-properties fo:color="#2a6099" loext:opacity="100%" style:font-name="Source Han Sans JP" fo:font-size="32pt" fo:font-weight="bold" style:font-name-asian="Source Han Sans JP" style:font-size-asian="32pt" style:font-weight-asian="bold" style:font-size-complex="32pt" style:font-weight-complex="bold"/>
    </style:style>
    <style:style style:name="T5" style:family="text">
      <style:text-properties fo:color="#158466" loext:opacity="100%" style:font-name="Source Han Sans JP" fo:font-size="32pt" fo:font-weight="bold" style:font-name-asian="Source Han Sans JP" style:font-size-asian="32pt" style:font-weight-asian="bold" style:font-size-complex="32pt" style:font-weight-complex="bold"/>
    </style:style>
    <style:style style:name="T6" style:family="text">
      <style:text-properties style:font-name="Source Han Sans JP" fo:font-weight="bold" style:font-name-asian="Source Han Sans JP" style:font-weight-asian="bold" style:font-weight-complex="bold"/>
    </style:style>
    <style:style style:name="T7" style:family="text">
      <style:text-properties fo:color="#2a6099" loext:opacity="100%" style:font-name="Source Han Sans JP" fo:font-weight="bold" style:font-name-asian="Source Han Sans JP" style:font-weight-asian="bold" style:font-weight-complex="bold"/>
    </style:style>
    <style:style style:name="T8" style:family="text">
      <style:text-properties fo:color="#d62e4e" loext:opacity="100%" style:font-name="Source Han Sans JP" fo:font-weight="bold" style:font-name-asian="Source Han Sans JP" style:font-weight-asian="bold" style:font-weight-complex="bold"/>
    </style:style>
    <style:style style:name="T9" style:family="text">
      <style:text-properties fo:color="#ff860d" loext:opacity="100%" style:font-name="Source Han Sans JP" fo:font-weight="bold" style:font-name-asian="Source Han Sans JP" style:font-weight-asian="bold" style:font-weight-complex="bold"/>
    </style:style>
    <style:style style:name="T10" style:family="text">
      <style:text-properties fo:color="#d62e4e" loext:opacity="100%" style:font-name="Source Han Sans JP" fo:font-size="20pt" fo:font-weight="bold" style:font-name-asian="Source Han Sans JP" style:font-size-asian="20pt" style:font-weight-asian="bold" style:font-size-complex="20pt" style:font-weight-complex="bold"/>
    </style:style>
    <style:style style:name="T11" style:family="text">
      <style:text-properties fo:color="#800080" loext:opacity="100%" style:font-name="Source Han Sans JP" fo:font-size="20pt" fo:font-weight="bold" style:font-name-asian="Source Han Sans JP" style:font-size-asian="20pt" style:font-weight-asian="bold" style:font-size-complex="20pt" style:font-weight-complex="bold"/>
    </style:style>
    <style:style style:name="T12" style:family="text">
      <style:text-properties style:font-name="Source Han Sans JP" fo:font-size="20pt" fo:font-weight="bold" style:font-name-asian="Source Han Sans JP" style:font-size-asian="20pt" style:font-weight-asian="bold" style:font-size-complex="20pt" style:font-weight-complex="bold"/>
    </style:style>
    <style:style style:name="T13" style:family="text">
      <style:text-properties fo:color="#2a6099" loext:opacity="100%" style:font-name="Source Han Sans JP" fo:font-size="20pt" fo:font-weight="bold" style:font-name-asian="Source Han Sans JP" style:font-size-asian="20pt" style:font-weight-asian="bold" style:font-size-complex="20pt" style:font-weight-complex="bold"/>
    </style:style>
    <style:style style:name="T14" style:family="text">
      <style:text-properties fo:color="#158466" loext:opacity="100%" style:font-name="Source Han Sans JP" fo:font-size="20pt" fo:font-weight="bold" style:font-name-asian="Source Han Sans JP" style:font-size-asian="20pt" style:font-weight-asian="bold" style:font-size-complex="20pt" style:font-weight-complex="bold"/>
    </style:style>
    <style:style style:name="T15" style:family="text">
      <style:text-properties fo:color="#729fcf" loext:opacity="100%" style:font-name="Source Han Sans JP" fo:font-size="20pt" fo:font-weight="bold" style:font-name-asian="Source Han Sans JP" style:font-size-asian="20pt" style:font-weight-asian="bold" style:font-size-complex="20pt" style:font-weight-complex="bold"/>
    </style:style>
    <style:style style:name="T16" style:family="text">
      <style:text-properties fo:color="#00a933" loext:opacity="100%" style:font-name="Source Han Sans JP" fo:font-size="20pt" fo:font-weight="bold" style:font-name-asian="Source Han Sans JP" style:font-size-asian="20pt" style:font-weight-asian="bold" style:font-size-complex="20pt" style:font-weight-complex="bold"/>
    </style:style>
    <style:style style:name="T17" style:family="text">
      <style:text-properties fo:color="#ffbf00" loext:opacity="100%" style:font-name="Source Han Sans JP" fo:font-size="20pt" fo:font-weight="bold" style:font-name-asian="Source Han Sans JP" style:font-size-asian="20pt" style:font-weight-asian="bold" style:font-size-complex="20pt" style:font-weight-complex="bold"/>
    </style:style>
    <style:style style:name="T18" style:family="text">
      <style:text-properties fo:color="#55308d" loext:opacity="100%" style:font-name="Source Han Sans JP" fo:font-size="20pt" fo:font-weight="bold" style:font-name-asian="Source Han Sans JP" style:font-size-asian="20pt" style:font-weight-asian="bold" style:font-size-complex="20pt" style:font-weight-complex="bold"/>
    </style:style>
    <style:style style:name="T19" style:family="text">
      <style:text-properties fo:color="#ff7b59" loext:opacity="100%" style:font-name="Source Han Sans JP" fo:font-size="20pt" fo:font-weight="bold" style:font-name-asian="Source Han Sans JP" style:font-size-asian="20pt" style:font-weight-asian="bold" style:font-size-complex="20pt" style:font-weight-complex="bold"/>
    </style:style>
    <style:style style:name="T20" style:family="text">
      <style:text-properties fo:color="#acb20c" loext:opacity="100%" style:font-name="Source Han Sans JP" fo:font-size="20pt" fo:font-weight="bold" style:font-name-asian="Source Han Sans JP" style:font-size-asian="20pt" style:font-weight-asian="bold" style:font-size-complex="20pt" style:font-weight-complex="bold"/>
    </style:style>
    <style:style style:name="T21" style:family="text">
      <style:text-properties fo:color="#158466" loext:opacity="100%" style:font-name="Source Han Sans JP" fo:font-weight="bold" style:font-name-asian="Source Han Sans JP" style:font-weight-asian="bold" style:font-weight-complex="bold"/>
    </style:style>
    <style:style style:name="T22" style:family="text">
      <style:text-properties fo:color="#729fcf" loext:opacity="100%" style:font-name="Source Han Sans JP" fo:font-weight="bold" style:font-name-asian="Source Han Sans JP" style:font-weight-asian="bold" style:font-weight-complex="bold"/>
    </style:style>
    <style:style style:name="T23" style:family="text">
      <style:text-properties fo:color="#ffbf00" loext:opacity="100%" style:font-name="Source Han Sans JP" fo:font-weight="bold" style:font-name-asian="Source Han Sans JP" style:font-weight-asian="bold" style:font-weight-complex="bold"/>
    </style:style>
    <style:style style:name="T24" style:family="text">
      <style:text-properties fo:color="#55308d" loext:opacity="100%" style:font-name="Source Han Sans JP" fo:font-weight="bold" style:font-name-asian="Source Han Sans JP" style:font-weight-asian="bold" style:font-weight-complex="bold"/>
    </style:style>
    <style:style style:name="T25" style:family="text">
      <style:text-properties fo:color="#acb20c" loext:opacity="100%" style:font-name="Source Han Sans JP" fo:font-weight="bold" style:font-name-asian="Source Han Sans JP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2.824cm" svg:height="3.535cm" svg:x="4.604cm" svg:y="6.742cm">
            <draw:image xlink:href="Pictures/100015C800003B8800004A8496600797FEC280BD.svg" xlink:type="simple" xlink:show="embed" xlink:actuate="onLoad" draw:mime-type="image/svg+xml">
              <text:p/>
            </draw:image>
            <draw:image xlink:href="Pictures/1000000100000240000002D13BC1AE575540A1A4.png" xlink:type="simple" xlink:show="embed" xlink:actuate="onLoad" draw:mime-type="image/png"/>
          </draw:frame>
          <draw:frame draw:style-name="gr2" draw:text-style-name="P1" draw:layer="layout" svg:width="5.803cm" svg:height="3.228cm" svg:x="3.115cm" svg:y="2.349cm">
            <draw:image xlink:href="Pictures/1000127800004A840000297264B45F5DAE485041.svg" xlink:type="simple" xlink:show="embed" xlink:actuate="onLoad" draw:mime-type="image/svg+xml">
              <text:p/>
            </draw:image>
            <draw:image xlink:href="Pictures/10000001000002D1000001914F54B0D87D6FE111.png" xlink:type="simple" xlink:show="embed" xlink:actuate="onLoad" draw:mime-type="image/png"/>
          </draw:frame>
          <draw:frame draw:style-name="gr1" draw:text-style-name="P1" draw:layer="layout" svg:width="3.825cm" svg:height="5.943cm" svg:x="21.061cm" svg:y="4.266cm">
            <draw:image xlink:href="Pictures/1000B01000002FF500004A84D192B29E22F9ABC9.svg" xlink:type="simple" xlink:show="embed" xlink:actuate="onLoad" draw:mime-type="image/svg+xml">
              <text:p/>
            </draw:image>
            <draw:image xlink:href="Pictures/10000001000001D0000002D1465541A36236CBDF.png" xlink:type="simple" xlink:show="embed" xlink:actuate="onLoad" draw:mime-type="image/png"/>
          </draw:frame>
          <draw:custom-shape draw:style-name="gr3" draw:text-style-name="P3" draw:layer="layout" svg:width="3.111cm" svg:height="1.206cm" svg:x="21.418cm" svg:y="11.275cm">
            <text:p text:style-name="P2"><text:span text:style-name="T1">サーバ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369cm" svg:height="1.206cm" svg:x="3.832cm" svg:y="11.275cm">
            <text:p text:style-name="P2"><text:span text:style-name="T1">クライアント</text:span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0.251cm" svg:y1="6.773cm" svg:x2="18.397cm" svg:y2="6.773cm">
            <text:p/>
          </draw:line>
          <draw:line draw:style-name="gr5" draw:text-style-name="P1" draw:layer="layout" svg:x1="18.397cm" svg:y1="7.725cm" svg:x2="10.251cm" svg:y2="7.725cm">
            <text:p/>
          </draw:line>
          <draw:custom-shape draw:style-name="gr6" draw:text-style-name="P3" draw:layer="layout" svg:width="3.746cm" svg:height="1.206cm" svg:x="12.451cm" svg:y="5.567cm">
            <text:p text:style-name="P2"><text:span text:style-name="T1">リクエスト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3.746cm" svg:height="1.206cm" svg:x="12.451cm" svg:y="7.725cm">
            <text:p text:style-name="P2"><text:span text:style-name="T1">レスポンス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6.781cm" svg:height="1.206cm" svg:x="10.934cm" svg:y="3.339cm">
            <text:p text:style-name="P4"><text:span text:style-name="T2">https://example.com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3.516cm" svg:height="3.657cm" svg:x="12.566cm" svg:y="9.745cm">
            <draw:image xlink:href="Pictures/1000085B000005E4000005E4844A8E2E33AEC831.svg" xlink:type="simple" xlink:show="embed" xlink:actuate="onLoad" draw:mime-type="image/svg+xml">
              <text:p/>
            </draw:image>
            <draw:image xlink:href="Pictures/100000010000003900000039B1D6E43545D6949A.png" xlink:type="simple" xlink:show="embed" xlink:actuate="onLoad" draw:mime-type="image/png"/>
          </draw:frame>
        </draw:g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frame draw:style-name="gr9" draw:text-style-name="P8" draw:layer="layout" svg:width="20.747cm" svg:height="1.889cm" svg:x="3.627cm" svg:y="6.402cm">
            <draw:text-box>
              <text:p text:style-name="P7"><text:span text:style-name="T3">http://</text:span><text:span text:style-name="T4">blog.example.jp</text:span><text:span text:style-name="T5">/entries/1</text:span></text:p>
            </draw:text-box>
          </draw:frame>
          <draw:g>
            <draw:custom-shape draw:style-name="gr10" draw:text-style-name="P1" draw:layer="layout" svg:width="0.626cm" svg:height="4.752cm" draw:transform="rotate (1.5707963267949) translate (17.527cm 9.06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1" draw:text-style-name="P10" draw:layer="layout" svg:width="3.664cm" svg:height="1.171cm" svg:x="18.071cm" svg:y="9.337cm">
              <draw:text-box>
                <text:p text:style-name="P9"><text:span text:style-name="T6">パス</text:span></text:p>
              </draw:text-box>
            </draw:frame>
            <draw:custom-shape draw:style-name="gr12" draw:text-style-name="P1" draw:layer="layout" svg:width="0.626cm" svg:height="8.41cm" draw:transform="rotate (1.5707963267949) translate (9.001cm 9.06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3" draw:text-style-name="P12" draw:layer="layout" svg:width="7.922cm" svg:height="2.089cm" svg:x="9.245cm" svg:y="9.32cm">
              <draw:text-box>
                <text:p text:style-name="P11"><text:span text:style-name="T7">ホスト名 </text:span><text:span text:style-name="T7">+ </text:span><text:span text:style-name="T7">ドメイン名（</text:span><text:span text:style-name="T7">FQDN</text:span><text:span text:style-name="T7">）</text:span></text:p>
              </draw:text-box>
            </draw:frame>
            <draw:g>
              <draw:custom-shape draw:style-name="gr14" draw:text-style-name="P1" draw:layer="layout" svg:width="0.626cm" svg:height="3.2cm" draw:transform="rotate (1.5707963267949) translate (5.647cm 9.033cm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11" draw:text-style-name="P14" draw:layer="layout" svg:width="3.664cm" svg:height="1.171cm" svg:x="5.415cm" svg:y="9.31cm">
                <draw:text-box>
                  <text:p text:style-name="P13"><text:span text:style-name="T8">スキーム</text:span></text:p>
                </draw:text-box>
              </draw:frame>
            </draw:g>
          </draw:g>
          <draw:g>
            <draw:custom-shape draw:style-name="gr15" draw:text-style-name="P1" draw:layer="layout" svg:width="0.626cm" svg:height="2.055cm" draw:transform="rotate (1.5707963267949) translate (5.625cm 6.402cm)">
              <text:p/>
    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6" draw:text-style-name="P16" draw:layer="layout" svg:width="3.894cm" svg:height="1.17cm" svg:x="4.705cm" svg:y="4.341cm">
              <draw:text-box>
                <text:p text:style-name="P15"><text:span text:style-name="T9">プロトコル</text:span></text:p>
              </draw:text-box>
            </draw:frame>
          </draw:g>
        </draw:g>
        <presentation:notes draw:style-name="dp1">
          <draw:page-thumbnail draw:style-name="gr8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>
          <draw:frame draw:style-name="gr17" draw:text-style-name="P18" draw:layer="layout" svg:width="26.484cm" svg:height="1.275cm" svg:x="0.638cm" svg:y="6.852cm">
            <draw:text-box>
              <text:p text:style-name="P17"><text:span text:style-name="T10">h</text:span><text:span text:style-name="T10">t</text:span><text:span text:style-name="T10">t</text:span><text:span text:style-name="T10">p</text:span><text:span text:style-name="T10">:</text:span><text:span text:style-name="T10">/</text:span><text:span text:style-name="T10">/</text:span><text:span text:style-name="T11">t</text:span><text:span text:style-name="T11">a</text:span><text:span text:style-name="T11">n</text:span><text:span text:style-name="T11">a</text:span><text:span text:style-name="T11">k</text:span><text:span text:style-name="T11">a</text:span><text:span text:style-name="T11">:</text:span><text:span text:style-name="T11">p</text:span><text:span text:style-name="T11">a</text:span><text:span text:style-name="T11">s</text:span><text:span text:style-name="T11">s</text:span><text:span text:style-name="T12">@</text:span><text:span text:style-name="T13">w</text:span><text:span text:style-name="T13">w</text:span><text:span text:style-name="T13">w</text:span><text:span text:style-name="T12">.</text:span><text:span text:style-name="T14">e</text:span><text:span text:style-name="T14">x</text:span><text:span text:style-name="T14">a</text:span><text:span text:style-name="T14">m</text:span><text:span text:style-name="T14">p</text:span><text:span text:style-name="T14">l</text:span><text:span text:style-name="T14">e</text:span><text:span text:style-name="T12">.</text:span><text:span text:style-name="T15">c</text:span><text:span text:style-name="T15">o</text:span><text:span text:style-name="T12">.</text:span><text:span text:style-name="T16">j</text:span><text:span text:style-name="T16">p</text:span><text:span text:style-name="T17">:</text:span><text:span text:style-name="T17">8</text:span><text:span text:style-name="T17">0</text:span><text:span text:style-name="T17">0</text:span><text:span text:style-name="T17">0</text:span><text:span text:style-name="T18">/</text:span><text:span text:style-name="T18">s</text:span><text:span text:style-name="T18">e</text:span><text:span text:style-name="T18">a</text:span><text:span text:style-name="T18">r</text:span><text:span text:style-name="T18">c</text:span><text:span text:style-name="T18">h</text:span><text:span text:style-name="T19">?</text:span><text:span text:style-name="T19">q</text:span><text:span text:style-name="T19">=</text:span><text:span text:style-name="T19">t</text:span><text:span text:style-name="T19">e</text:span><text:span text:style-name="T19">s</text:span><text:span text:style-name="T19">t</text:span><text:span text:style-name="T19">&amp;</text:span><text:span text:style-name="T19">d</text:span><text:span text:style-name="T19">e</text:span><text:span text:style-name="T19">b</text:span><text:span text:style-name="T19">u</text:span><text:span text:style-name="T19">g</text:span><text:span text:style-name="T19">=</text:span><text:span text:style-name="T19">t</text:span><text:span text:style-name="T19">r</text:span><text:span text:style-name="T19">u</text:span><text:span text:style-name="T19">e</text:span><text:span text:style-name="T20">#</text:span><text:span text:style-name="T20">n</text:span><text:span text:style-name="T20">1</text:span><text:span text:style-name="T20">0</text:span></text:p>
            </draw:text-box>
          </draw:frame>
          <draw:custom-shape draw:style-name="gr18" draw:text-style-name="P1" draw:layer="layout" svg:width="0.526cm" svg:height="1.298cm" draw:transform="rotate (1.5707963267949) translate (1.015cm 6.852cm)">
            <text:p/>
  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9" draw:text-style-name="P16" draw:layer="layout" svg:width="3.694cm" svg:height="1.332cm" svg:x="-0.183cm" svg:y="4.994cm">
            <draw:text-box>
              <text:p text:style-name="P15"><text:span text:style-name="T9">プ</text:span><text:span text:style-name="T9">ロ</text:span><text:span text:style-name="T9">ト</text:span><text:span text:style-name="T9">コ</text:span><text:span text:style-name="T9">ル</text:span></text:p>
            </draw:text-box>
          </draw:frame>
          <draw:g>
            <draw:g>
              <draw:custom-shape draw:style-name="gr20" draw:text-style-name="P1" draw:layer="layout" svg:width="0.526cm" svg:height="1.874cm" draw:transform="rotate (1.5707963267949) translate (1.069cm 8.683cm)">
                <text:p/>
                <draw:enhanced-geometry svg:viewBox="0 0 21600 21600" draw:glue-points="21600 0 0 10800 21600 21600" draw:text-areas="13800 ?f9 21600 ?f10" draw:mirror-vertical="false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19" draw:text-style-name="P19" draw:layer="layout" svg:width="4.433cm" svg:height="1.332cm" svg:x="-0.21cm" svg:y="8.683cm">
                <draw:text-box>
                  <text:p text:style-name="P13"><text:span text:style-name="T8">スキーム</text:span></text:p>
                </draw:text-box>
              </draw:frame>
            </draw:g>
          </draw:g>
          <draw:custom-shape draw:style-name="gr21" draw:text-style-name="P20" draw:layer="layout" svg:width="0.526cm" svg:height="3.951cm" draw:transform="rotate (1.5707963267949) translate (3.188cm 8.683cm)">
            <text:p/>
            <draw:enhanced-geometry svg:viewBox="0 0 21600 21600" draw:glue-points="21600 0 0 10800 21600 21600" draw:text-areas="13800 ?f9 21600 ?f10" draw:mirror-vertical="fals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2" draw:text-style-name="P22" draw:layer="layout" svg:width="8.64cm" svg:height="2.089cm" svg:x="0.843cm" svg:y="10.015cm">
            <draw:text-box>
              <text:p text:style-name="P21"><text:span text:style-name="T6">ユ</text:span><text:span text:style-name="T6">ー</text:span><text:span text:style-name="T6">ザ</text:span><text:span text:style-name="T6">情</text:span><text:span text:style-name="T6">報</text:span></text:p>
              <text:p text:style-name="P21"><text:span text:style-name="T6">（</text:span><text:span text:style-name="T6">ユ</text:span><text:span text:style-name="T6">ー</text:span><text:span text:style-name="T6">ザ</text:span><text:span text:style-name="T6">名</text:span><text:span text:style-name="T6"> </text:span><text:span text:style-name="T6">+ </text:span><text:span text:style-name="T6">パ</text:span><text:span text:style-name="T6">ス</text:span><text:span text:style-name="T6">ワ</text:span><text:span text:style-name="T6">ー</text:span><text:span text:style-name="T6">ド</text:span><text:span text:style-name="T6">）</text:span></text:p>
            </draw:text-box>
          </draw:frame>
          <draw:line draw:style-name="gr23" draw:text-style-name="P1" draw:layer="layout" svg:x1="5.163cm" svg:y1="10.041cm" svg:x2="5.163cm" svg:y2="8.783cm">
            <text:p/>
          </draw:line>
          <draw:g>
            <draw:g>
              <draw:custom-shape draw:style-name="gr24" draw:text-style-name="P1" draw:layer="layout" svg:width="0.526cm" svg:height="1.566cm" draw:transform="rotate (1.5707963267949) translate (7.779cm 6.879cm)">
                <text:p/>
      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19" draw:text-style-name="P12" draw:layer="layout" svg:width="4.433cm" svg:height="1.332cm" svg:x="6.346cm" svg:y="5.021cm">
                <draw:text-box>
                  <text:p text:style-name="P11"><text:span text:style-name="T7">ホスト名</text:span></text:p>
                </draw:text-box>
              </draw:frame>
            </draw:g>
          </draw:g>
          <draw:g>
            <draw:g>
              <draw:custom-shape draw:style-name="gr25" draw:text-style-name="P1" draw:layer="layout" svg:width="0.526cm" svg:height="2.779cm" draw:transform="rotate (1.5707963267949) translate (9.617cm 8.656cm)">
                <text:p/>
                <draw:enhanced-geometry svg:viewBox="0 0 21600 21600" draw:glue-points="21600 0 0 10800 21600 21600" draw:text-areas="13800 ?f9 21600 ?f10" draw:mirror-vertical="false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19" draw:text-style-name="P10" draw:layer="layout" svg:width="4.433cm" svg:height="2.089cm" svg:x="8.79cm" svg:y="8.656cm">
                <draw:text-box>
                  <text:p text:style-name="P9"><text:span text:style-name="T21">サ</text:span><text:span text:style-name="T21">ー</text:span><text:span text:style-name="T21">ド</text:span><text:span text:style-name="T21">レ</text:span><text:span text:style-name="T21">ベ</text:span><text:span text:style-name="T21">ル</text:span><text:span text:style-name="T21">ド</text:span><text:span text:style-name="T21">メ</text:span><text:span text:style-name="T21">イ</text:span><text:span text:style-name="T21">ン</text:span></text:p>
                </draw:text-box>
              </draw:frame>
            </draw:g>
          </draw:g>
          <draw:g>
            <draw:custom-shape draw:style-name="gr26" draw:text-style-name="P1" draw:layer="layout" svg:width="0.526cm" svg:height="0.761cm" draw:transform="rotate (1.5707963267949) translate (12.569cm 6.906cm)">
              <text:p/>
    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27" draw:text-style-name="P24" draw:layer="layout" svg:width="5.493cm" svg:height="2.089cm" svg:x="10.203cm" svg:y="4.148cm">
              <draw:text-box>
                <text:p text:style-name="P23"><text:span text:style-name="T22">セカンドレベ</text:span><text:span text:style-name="T22">ル</text:span></text:p>
                <text:p text:style-name="P23"><text:span text:style-name="T22">ドメイン</text:span></text:p>
              </draw:text-box>
            </draw:frame>
          </draw:g>
          <draw:line draw:style-name="gr28" draw:text-style-name="P1" draw:layer="layout" svg:x1="13.892cm" svg:y1="10.941cm" svg:x2="13.892cm" svg:y2="8.81cm">
            <text:p/>
          </draw:line>
          <draw:custom-shape draw:style-name="gr29" draw:text-style-name="P25" draw:layer="layout" svg:width="0.526cm" svg:height="0.661cm" draw:transform="rotate (1.5707963267949) translate (13.562cm 8.653cm)">
            <text:p/>
            <draw:enhanced-geometry svg:viewBox="0 0 21600 21600" draw:glue-points="21600 0 0 10800 21600 21600" draw:text-areas="13800 ?f9 21600 ?f10" draw:mirror-vertical="false" draw:type="left-brace" draw:modifiers="4633.23262839879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9" draw:text-style-name="P27" draw:layer="layout" svg:width="4.433cm" svg:height="2.089cm" svg:x="11.676cm" svg:y="10.941cm">
            <draw:text-box>
              <text:p text:style-name="P26"><text:span text:style-name="T6">トップレベルドメイン</text:span></text:p>
            </draw:text-box>
          </draw:frame>
          <draw:custom-shape draw:style-name="gr30" draw:text-style-name="P1" draw:layer="layout" svg:width="0.526cm" svg:height="1.629cm" draw:transform="rotate (1.5707963267949) translate (14.453cm 6.933cm)">
            <text:p/>
  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1" draw:text-style-name="P29" draw:layer="layout" svg:width="5.493cm" svg:height="1.17cm" svg:x="12.521cm" svg:y="2.72cm">
            <draw:text-box>
              <text:p text:style-name="P28"><text:span text:style-name="T23">ポート番号</text:span></text:p>
            </draw:text-box>
          </draw:frame>
          <draw:line draw:style-name="gr32" draw:text-style-name="P1" draw:layer="layout" svg:x1="15.267cm" svg:y1="3.89cm" svg:x2="15.267cm" svg:y2="6.021cm">
            <text:p/>
          </draw:line>
          <draw:g>
            <draw:custom-shape draw:style-name="gr33" draw:text-style-name="P1" draw:layer="layout" svg:width="0.526cm" svg:height="2.275cm" draw:transform="rotate (1.5707963267949) translate (16.068cm 8.63cm)">
              <text:p/>
              <draw:enhanced-geometry svg:viewBox="0 0 21600 21600" draw:glue-points="21600 0 0 10800 21600 21600" draw:text-areas="13800 ?f9 21600 ?f10" draw:mirror-vertical="false" draw:mirror-horizontal="false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9" draw:text-style-name="P31" draw:layer="layout" svg:width="4.433cm" svg:height="1.332cm" svg:x="14.989cm" svg:y="8.63cm">
              <draw:text-box>
                <text:p text:style-name="P30"><text:span text:style-name="T24">パス</text:span></text:p>
              </draw:text-box>
            </draw:frame>
          </draw:g>
          <draw:custom-shape draw:style-name="gr34" draw:text-style-name="P32" draw:layer="layout" svg:width="0.526cm" svg:height="6.667cm" draw:transform="rotate (1.5707963267949) translate (18.507cm 8.656cm)">
            <text:p/>
            <draw:enhanced-geometry svg:viewBox="0 0 21600 21600" draw:glue-points="21600 0 0 10800 21600 21600" draw:text-areas="13800 ?f9 21600 ?f10" draw:mirror-vertical="fals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9" draw:text-style-name="P34" draw:layer="layout" svg:width="4.433cm" svg:height="1.332cm" svg:x="19.624cm" svg:y="8.656cm">
            <draw:text-box>
              <text:p text:style-name="P33"><text:span text:style-name="T6">クエリ文字列</text:span></text:p>
            </draw:text-box>
          </draw:frame>
          <draw:custom-shape draw:style-name="gr35" draw:text-style-name="P1" draw:layer="layout" svg:width="0.526cm" svg:height="1.422cm" draw:transform="rotate (1.5707963267949) translate (25.282cm 6.906cm)">
            <text:p/>
  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9" draw:text-style-name="P36" draw:layer="layout" svg:width="4.433cm" svg:height="1.332cm" svg:x="23.777cm" svg:y="5.048cm">
            <draw:text-box>
              <text:p text:style-name="P35"><text:span text:style-name="T25">フラグメント</text:span></text:p>
            </draw:text-box>
          </draw:frame>
        </draw:g>
        <presentation:notes draw:style-name="dp1">
          <draw:page-thumbnail draw:style-name="gr8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JP" svg:font-family="'Source Han Sans JP'" style:font-family-generic="swiss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IPA明朝" fo:font-size="24pt" fo:language="en" fo:country="US" style:font-name-asian="IPA明朝1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源ノ角ゴシック JP" style:font-family-asian="'源ノ角ゴシック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23:16:16.427010028</meta:creation-date>
    <meta:generator>LibreOffice/7.4.2.3$Linux_X86_64 LibreOffice_project/40$Build-3</meta:generator>
    <dc:date>2022-11-08T08:46:55.769727189</dc:date>
    <meta:editing-duration>PT49M53S</meta:editing-duration>
    <meta:editing-cycles>21</meta:editing-cycles>
    <meta:document-statistic meta:object-count="87"/>
  </office:meta>
</office:document-meta>
</file>